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199cm" fo:text-indent="0c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officeooo:rsid="0012d342" officeooo:paragraph-rsid="0012d342"/>
    </style:style>
    <style:style style:name="P3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rsid="0014ef60" officeooo:paragraph-rsid="0014ef60"/>
    </style:style>
    <style:style style:name="P4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rsid="00164c77" officeooo:paragraph-rsid="00164c77"/>
    </style:style>
    <style:style style:name="T1" style:family="text">
      <style:text-properties officeooo:rsid="0012d3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text:tab/></text:span>boJ9jbbUNNfktd78OOpsqOltutMc3MY1</text:p>
      <text:p text:style-name="P2">2)<text:tab/>CV1DtqXWVFXTvM2F0k09SHz0YwRINYA9</text:p>
      <text:p text:style-name="P3">3) <text:tab/>UmHadQclWmgdLOKQ3YNgjWxGoRMb5luK</text:p>
      <text:p text:style-name="P4">4)<text:tab/>pIwrPrtPN36QITSp3EQaw936yaFoFg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8:39:31.391646659</meta:creation-date>
    <dc:date>2021-11-05T19:12:16.729032965</dc:date>
    <meta:editing-duration>PT2M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8" meta:character-count="141" meta:non-whitespace-character-count="136"/>
  </office:meta>
</office:document-meta>
</file>